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d65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d65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d65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d65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d65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d65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d65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d65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d65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d65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d65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d65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d65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d65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d65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d65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d65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iviana Isabel  Pérez Góme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5/12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786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Mercedes  Pérez Durant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1382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3.0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65" meta:non-whitespace-character-count="994"/>
    <meta:template xlink:type="simple" xlink:actuate="onRequest" xlink:title="Normal" xlink:href=""/>
  </office:meta>
</office:document-meta>
</file>